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368cm" fo:min-width="3.672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0.882cm" fo:min-width="1.268cm"/>
      <style:paragraph-properties style:writing-mode="lr-tb"/>
    </style:style>
    <style:style style:name="gr3" style:family="graphic" style:parent-style-name="standard">
      <style:graphic-properties svg:stroke-width="0.106cm" draw:marker-start-width="0.358cm" draw:marker-end-width="0.358cm" draw:textarea-vertical-align="middle" fo:padding-top="0.177cm" fo:padding-bottom="0.177cm" fo:padding-left="0.302cm" fo:padding-right="0.302cm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text-align="center" style:writing-mode="lr-tb"/>
      <style:text-properties fo:font-size="12pt" style:font-size-asian="12pt" style:font-size-complex="12pt"/>
    </style:style>
    <style:style style:name="P3" style:family="paragraph">
      <style:paragraph-properties fo:text-align="center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2" draw:id="id2" draw:layer="layout" svg:width="5.9cm" svg:height="3.7cm" svg:x="12.5cm" svg:y="1.9cm">
          <text:p text:style-name="P1">TERL Env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" draw:id="id1" draw:layer="layout" svg:width="2.5cm" svg:height="1.6cm" svg:x="6.2cm" svg:y="2.95cm">
          <text:p text:style-name="P2"><text:span text:style-name="T1">Strategy </text:span></text:p>
          <text:p text:style-name="P2"><text:span text:style-name="T1">Manag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svg:x1="8.7cm" svg:y1="3.75cm" svg:x2="12.5cm" svg:y2="3.75cm" draw:start-shape="id1" draw:start-glue-point="10" draw:end-shape="id2" draw:end-glue-point="6" svg:d="M8700 3750h3800" svg:viewBox="0 0 3801 1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30T16:24:57.668335299</meta:creation-date>
    <dc:date>2021-01-01T19:10:17.150979108</dc:date>
    <meta:editing-duration>P1DT7H36M2S</meta:editing-duration>
    <meta:editing-cycles>2</meta:editing-cycles>
    <meta:generator>LibreOffice/6.4.6.2$Linux_X86_64 LibreOffice_project/40$Build-2</meta:generator>
    <meta:document-statistic meta:object-count="3"/>
  </office:meta>
</office:document-meta>
</file>